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fill-color="#eeeeee" draw:textarea-horizontal-align="justify" draw:textarea-vertical-align="middle" draw:auto-grow-height="false" fo:min-height="15.498cm" fo:min-width="17.026cm"/>
    </style:style>
    <style:style style:name="gr2" style:family="graphic" style:parent-style-name="standard">
      <style:graphic-properties draw:stroke="solid" svg:stroke-width="0.018cm" draw:marker-start-width="0.23cm" draw:marker-end-width="0.23cm" draw:fill-color="#ffffff" draw:textarea-horizontal-align="justify" draw:textarea-vertical-align="middle" draw:auto-grow-height="false" fo:min-height="2.699cm" fo:min-width="5.22cm" fo:padding-top="0.109cm" fo:padding-bottom="0.109cm" fo:padding-left="0.234cm" fo:padding-right="0.234cm" fo:wrap-option="no-wrap"/>
    </style:style>
    <style:style style:name="gr3" style:family="graphic" style:parent-style-name="standard">
      <style:graphic-properties draw:stroke="solid" svg:stroke-width="0.018cm" draw:marker-start-width="0.23cm" draw:marker-end-width="0.23cm" draw:fill-color="#ffffff" draw:textarea-horizontal-align="justify" draw:textarea-vertical-align="middle" draw:auto-grow-height="false" fo:min-height="1.091cm" fo:min-width="3.076cm" fo:padding-top="0.109cm" fo:padding-bottom="0.109cm" fo:padding-left="0.234cm" fo:padding-right="0.234cm" fo:wrap-option="no-wrap"/>
    </style:style>
    <style:style style:name="gr4" style:family="graphic" style:parent-style-name="standard">
      <style:graphic-properties draw:textarea-horizontal-align="justify" draw:textarea-vertical-align="middle" draw:auto-grow-height="false" fo:min-height="0.286cm" fo:min-width="0cm"/>
    </style:style>
    <style:style style:name="gr5" style:family="graphic" style:parent-style-name="standard">
      <style:graphic-properties draw:stroke="solid" draw:fill-color="#eeeeee" draw:textarea-horizontal-align="justify" draw:textarea-vertical-align="middle" draw:auto-grow-height="false" fo:min-height="9.199cm" fo:min-width="17.026cm"/>
    </style:style>
    <style:style style:name="gr6" style:family="graphic" style:parent-style-name="standard">
      <style:graphic-properties draw:stroke="solid" svg:stroke-width="0.018cm" draw:marker-start-width="0.23cm" draw:marker-end-width="0.23cm" draw:fill-color="#ffffff" draw:textarea-horizontal-align="justify" draw:textarea-vertical-align="middle" draw:auto-grow-height="false" fo:min-height="1.963cm" fo:min-width="4.069cm" fo:padding-top="0.109cm" fo:padding-bottom="0.109cm" fo:padding-left="0.234cm" fo:padding-right="0.234cm" fo:wrap-option="no-wrap"/>
    </style:style>
    <style:style style:name="gr7" style:family="graphic" style:parent-style-name="standard">
      <style:graphic-properties draw:stroke="solid" svg:stroke-width="0.018cm" draw:marker-start-width="0.23cm" draw:marker-end-width="0.23cm" draw:fill-color="#ffffff" draw:textarea-horizontal-align="justify" draw:textarea-vertical-align="middle" draw:auto-grow-height="false" fo:min-height="1.806cm" fo:min-width="4.36cm" fo:padding-top="0.109cm" fo:padding-bottom="0.109cm" fo:padding-left="0.234cm" fo:padding-right="0.234cm" fo:wrap-option="no-wrap"/>
    </style:style>
    <style:style style:name="gr8" style:family="graphic" style:parent-style-name="standard" style:list-style-name="L1">
      <style:graphic-properties draw:stroke="solid" svg:stroke-width="0.018cm" draw:marker-start-width="0.23cm" draw:marker-end-width="0.23cm" draw:fill-color="#ffffff" draw:textarea-horizontal-align="justify" draw:textarea-vertical-align="middle" draw:auto-grow-height="false" fo:min-height="0.886cm" fo:min-width="4.069cm" fo:padding-top="0.109cm" fo:padding-bottom="0.109cm" fo:padding-left="0.234cm" fo:padding-right="0.234cm" fo:wrap-option="no-wrap"/>
    </style:style>
    <style:style style:name="gr9" style:family="graphic" style:parent-style-name="standard">
      <style:graphic-properties draw:stroke="solid" draw:fill-color="#eeeeee" draw:textarea-horizontal-align="justify" draw:textarea-vertical-align="middle" draw:auto-grow-height="false" fo:min-height="5.779cm" fo:min-width="17.026cm"/>
    </style:style>
    <style:style style:name="gr10" style:family="graphic" style:parent-style-name="standard" style:list-style-name="L1">
      <style:graphic-properties draw:stroke="solid" svg:stroke-width="0.018cm" draw:marker-start-width="0.23cm" draw:marker-end-width="0.23cm" draw:fill-color="#ffffff" draw:textarea-horizontal-align="justify" draw:textarea-vertical-align="middle" draw:auto-grow-height="false" fo:min-height="1.963cm" fo:min-width="5.384cm" fo:padding-top="0.109cm" fo:padding-bottom="0.109cm" fo:padding-left="0.234cm" fo:padding-right="0.234cm" fo:wrap-option="no-wrap"/>
    </style:style>
    <style:style style:name="P1" style:family="paragraph">
      <style:text-properties style:font-name="Courier 10 Pitch" fo:font-size="9pt" style:font-size-asian="9pt" style:font-size-complex="9pt"/>
    </style:style>
    <style:style style:name="P2" style:family="paragraph">
      <style:text-properties style:font-name="Courier 10 Pitch" fo:font-size="9pt" style:font-size-asian="9pt"/>
    </style:style>
    <style:style style:name="P3" style:family="paragraph">
      <loext:graphic-properties draw:fill-color="#eeeeee"/>
      <style:paragraph-properties fo:text-align="center"/>
      <style:text-properties style:font-name="Courier 10 Pitch" fo:font-size="9pt" style:font-size-asian="9pt" style:font-size-complex="9pt"/>
    </style:style>
    <style:style style:name="P4" style:family="paragraph">
      <style:paragraph-properties fo:text-align="center"/>
      <style:text-properties fo:color="#cc0000" style:font-name="Courier 10 Pitch" fo:font-size="12pt"/>
    </style:style>
    <style:style style:name="P5" style:family="paragraph">
      <loext:graphic-properties draw:fill-color="#ffffff"/>
      <style:paragraph-properties fo:text-align="center"/>
      <style:text-properties fo:color="#cc0000" style:font-name="Courier 10 Pitch" fo:font-size="12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cc0000" style:font-name="Courier 10 Pitch" fo:font-size="11pt" style:letter-kerning="true" style:font-name-asian="Noto Sans CJK SC Regular" style:font-size-asian="18pt" style:font-name-complex="FreeSans2" style:font-size-complex="18pt"/>
    </style:style>
    <style:style style:name="P8" style:family="paragraph">
      <style:paragraph-properties fo:text-align="center"/>
      <style:text-properties fo:color="#cc0000" style:font-name="Courier 10 Pitch" fo:font-size="11pt"/>
    </style:style>
    <style:style style:name="P9" style:family="paragraph">
      <loext:graphic-properties draw:fill-color="#ffffff"/>
      <style:paragraph-properties fo:text-align="center"/>
      <style:text-properties fo:color="#cc0000" style:font-name="Courier 10 Pitch" fo:font-size="11pt"/>
    </style:style>
    <style:style style:name="P10" style:family="paragraph">
      <style:text-properties fo:color="#cc0000" style:font-name="Courier 10 Pitch" fo:font-size="12pt"/>
    </style:style>
    <style:style style:name="P11" style:family="paragraph">
      <loext:graphic-properties draw:fill-color="#ffffff"/>
      <style:paragraph-properties fo:text-align="center"/>
      <style:text-properties fo:color="#cc0000" style:font-name="Courier 10 Pitch" fo:font-size="11pt" style:letter-kerning="true" style:font-name-asian="Noto Sans CJK SC Regular" style:font-size-asian="18pt" style:font-name-complex="FreeSans2" style:font-size-complex="18pt"/>
    </style:style>
    <style:style style:name="P12" style:family="paragraph">
      <loext:graphic-properties draw:fill-color="#ffffff"/>
      <style:paragraph-properties fo:text-align="center"/>
      <style:text-properties fo:color="#cc0000" style:font-name="Courier 10 Pitch" fo:font-size="12pt" style:letter-kerning="true" style:font-name-asian="Noto Sans CJK SC Regular" style:font-size-asian="18pt" style:font-name-complex="FreeSans2" style:font-size-complex="18pt"/>
    </style:style>
    <style:style style:name="T1" style:family="text">
      <style:text-properties fo:color="#ff3300" style:font-name="Courier 10 Pitch" fo:font-size="9pt" style:font-size-asian="9pt" style:font-size-complex="9pt"/>
    </style:style>
    <style:style style:name="T2" style:family="text">
      <style:text-properties fo:color="#cc0000" style:font-name="Courier 10 Pitch" fo:font-size="12pt"/>
    </style:style>
    <style:style style:name="T3" style:family="text">
      <style:text-properties fo:color="#cc0000" style:font-name="Courier 10 Pitc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7.526cm" svg:height="15.748cm" svg:x="1.762cm" svg:y="1.635cm">
          <text:p text:style-name="P1"><text:span text:style-name="T1">class</text:span> ClientRepository {</text:p>
          <text:p text:style-name="P1"><text:s text:c="2"/><text:span text:style-name="T1">private</text:span> ClientDAO clientDAO;</text:p>
          <text:p text:style-name="P1"><text:span text:style-name="T1"><text:s text:c="2"/></text:span><text:span text:style-name="T1">private</text:span> ClientCache clientCache;</text:p>
          <text:p text:style-name="P1"><text:s text:c="2"/><text:span text:style-name="T1">public</text:span> ClientRepository(ClientDAO clientDAO, ClientCache clientCache) {</text:p>
          <text:p text:style-name="P1"><text:s text:c="4"/>clientDAO = clientDAO; clientCache = clientCache;</text:p>
          <text:p text:style-name="P1"><text:s text:c="2"/>}</text:p>
          <text:p text:style-name="P2"/>
          <text:p text:style-name="P1"><text:s text:c="2"/>Client get(int id) {</text:p>
          <text:p text:style-name="P1"><text:s text:c="4"/><text:span text:style-name="T1">if</text:span> (clientCache.get(id) == null) </text:p>
          <text:p text:style-name="P1"><text:s text:c="7"/>clientCache.put(clientDAO.retrieveClient(id));</text:p>
          <text:p text:style-name="P1"><text:s text:c="4"/><text:span text:style-name="T1">return</text:span> clientCache.get(id);</text:p>
          <text:p text:style-name="P1"><text:s text:c="2"/>}</text:p>
          <text:p text:style-name="P2"/>
          <text:p text:style-name="P1"><text:s text:c="2"/><text:span text:style-name="T1">private</text:span> void addAccountDetails() { </text:p>
          <text:p text:style-name="P1"><text:s text:c="4"/>Client client = clientCache.get(id).setAccount(clientDAO.retrieveAccountDetails(id));</text:p>
          <text:p text:style-name="P1"><text:s text:c="4"/>clientCache.update(client); </text:p>
          <text:p text:style-name="P1"><text:s text:c="2"/>}</text:p>
          <text:p text:style-name="P2"/>
          <text:p text:style-name="P1"><text:span text:style-name="T1"><text:s text:c="2"/></text:span><text:span text:style-name="T1">private</text:span> void addContactDetails() { </text:p>
          <text:p text:style-name="P1"><text:s text:c="4"/>Client client = clientCache.get(id).setContactDetails(clientDAO.retrieveContact(id));</text:p>
          <text:p text:style-name="P1"><text:s text:c="4"/>clientCache.update(client); </text:p>
          <text:p text:style-name="P1"><text:s text:c="2"/>}</text:p>
          <text:p text:style-name="P2"/>
          <text:p text:style-name="P1"><text:s text:c="2"/><text:span text:style-name="T1">layer</text:span> mobileLayer {</text:p>
          <text:p text:style-name="P1"><text:s text:c="4"/>Client get(int id) { </text:p>
          <text:p text:style-name="P1"><text:s text:c="6"/><text:span text:style-name="T1">proceed</text:span>(id);</text:p>
          <text:p text:style-name="P1"><text:s text:c="6"/>addAccountDetails(id); </text:p>
          <text:p text:style-name="P1"><text:s text:c="6"/>return clientCache.get(id);</text:p>
          <text:p text:style-name="P1"><text:s text:c="4"/>}</text:p>
          <text:p text:style-name="P1"><text:s text:c="2"/>}</text:p>
          <text:p text:style-name="P2"/>
          <text:p text:style-name="P1"><text:s text:c="2"/><text:span text:style-name="T1">layer</text:span> desktopLayer {</text:p>
          <text:p text:style-name="P1"><text:s text:c="4"/>Client get(int id) { </text:p>
          <text:p text:style-name="P1"><text:s text:c="6"/><text:span text:style-name="T1">proceed</text:span>(id);</text:p>
          <text:p text:style-name="P1"><text:s text:c="6"/>addAccountDetails(id);</text:p>
          <text:p text:style-name="P1"><text:s text:c="6"/>addContactDetails(id); </text:p>
          <text:p text:style-name="P1"><text:s text:c="6"/>return clientCache.get(id);</text:p>
          <text:p text:style-name="P1"><text:s text:c="4"/>}</text:p>
          <text:p text:style-name="P1"><text:s text:c="2"/>}</text:p>
          <text:p text:style-name="P1">} <text:s/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8.128cm" svg:height="4.191cm" svg:x="10.271cm" svg:y="11.16cm">
          <text:p text:style-name="P4"><text:span text:style-name="T2">Partial method definitions </text:span></text:p>
          <text:p text:style-name="P4"><text:span text:style-name="T2">that result in behavioural </text:span></text:p>
          <text:p text:style-name="P4"><text:span text:style-name="T2">variations by using multiple</text:span></text:p>
          <text:p text:style-name="P4"><text:span text:style-name="T2">layer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810.21035797761 14169.84732824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5" draw:layer="layout" svg:width="8.128cm" svg:height="4.191cm" svg:x="10.271cm" svg:y="11.16cm">
          <text:p text:style-name="P4"><text:span text:style-name="T2">Partial method definitions </text:span></text:p>
          <text:p text:style-name="P4"><text:span text:style-name="T2">that result in behavioural </text:span></text:p>
          <text:p text:style-name="P4"><text:span text:style-name="T2">variations by using multiple</text:span></text:p>
          <text:p text:style-name="P4"><text:span text:style-name="T2">layer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0285.8408168286 -1674.6183206106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5" draw:layer="layout" svg:width="5.08cm" svg:height="1.905cm" svg:x="13.192cm" svg:y="4.175cm">
          <text:p text:style-name="P4"><text:span text:style-name="T2">Base definitio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6451.8795512694 -3683.1059811122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6" draw:layer="layout" svg:width="0.622cm" svg:height="0.758cm" svg:x="10.132cm" svg:y="13.1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  <draw:page draw:name="page2" draw:style-name="dp1" draw:master-page-name="Default">
        <draw:custom-shape draw:style-name="gr5" draw:text-style-name="P3" draw:layer="layout" svg:width="17.526cm" svg:height="9.449cm" svg:x="1.762cm" svg:y="4.252cm">
          <text:p text:style-name="P1"><text:span text:style-name="T1">class</text:span> SmartPhone {</text:p>
          <text:p text:style-name="P1"><text:s text:c="2"/><text:span text:style-name="T1">private</text:span> Layer layer;</text:p>
          <text:p text:style-name="P1"><text:s text:c="2"/><text:span text:style-name="T1">private</text:span> ClientRepository clientRepository;</text:p>
          <text:p text:style-name="P1"><text:s text:c="2"/><text:span text:style-name="T1">public</text:span> SmartPhone(ClientRepository clientRepository, Layer layer) {</text:p>
          <text:p text:style-name="P1"><text:s text:c="4"/>clientRepository = clientRepository;</text:p>
          <text:p text:style-name="P1"><text:s text:c="4"/>layer = layer;</text:p>
          <text:p text:style-name="P1"><text:s text:c="2"/>}</text:p>
          <text:p text:style-name="P1"><text:s text:c="2"/></text:p>
          <text:p text:style-name="P1"><text:s text:c="2"/><text:span text:style-name="T1">private</text:span> Client getClient(int id) {</text:p>
          <text:p text:style-name="P1"><text:s text:c="4"/><text:span text:style-name="T1">with</text:span> (layer) {</text:p>
          <text:p text:style-name="P1"><text:s text:c="6"/><text:span text:style-name="T1">return</text:span> clientRepository.get(id); <text:s text:c="5"/></text:p>
          <text:p text:style-name="P1"><text:s text:c="4"/>}</text:p>
          <text:p text:style-name="P2"/>
          <text:p text:style-name="P1"><text:s text:c="4"/>……</text:p>
          <text:p text:style-name="P2"/>
          <text:p text:style-name="P1"><text:s text:c="2"/>}</text:p>
          <text:p text:style-name="P2"/>
          <text:p text:style-name="P1"><text:s text:c="2"/><text:span text:style-name="T1">private</text:span> void otherFunc(int id) {</text:p>
          <text:p text:style-name="P1"><text:s text:c="4"/>……</text:p>
          <text:p text:style-name="P1"><text:s text:c="4"/>Client client = clientRepository.get(id);</text:p>
          <text:p text:style-name="P1"><text:s text:c="4"/>……</text:p>
          <text:p text:style-name="P1"><text:s text:c="2"/>}</text:p>
          <text:p text:style-name="P1"><text:s text:c="2"/></text:p>
          <text:p text:style-name="P1">} <text:s/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445cm" svg:height="3.099cm" svg:x="12.228cm" svg:y="10.092cm">
          <text:p text:style-name="P7">Layer is out of scope, </text:p>
          <text:p text:style-name="P7">only base definition is </text:p>
          <text:p text:style-name="P7">applied</text:p>
          <draw:enhanced-geometry svg:viewBox="0 0 21600 21600" draw:glue-points="10800 0 3160 3160 0 10800 3160 18440 10800 21600 18440 18440 21600 10800 18440 3160 ?f14 ?f15" draw:text-areas="3200 3200 18400 18400" draw:type="round-callout" draw:modifiers="-5126.90040335092 11984.51612903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" draw:text-style-name="P9" draw:layer="layout" svg:width="6.86cm" svg:height="2.874cm" svg:x="11.85cm" svg:y="6.425cm">
          <text:p text:style-name="P8"><text:span text:style-name="T3">Layer is a first-class </text:span></text:p>
          <text:p text:style-name="P8"><text:span text:style-name="T3">entity and is </text:span></text:p>
          <text:p text:style-name="P8"><text:span text:style-name="T3">passed as a parameter </text:span></text:p>
          <text:p text:style-name="P8"><text:span text:style-name="T3">in the constructo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151.37735024049 -2411.6869565217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" draw:text-style-name="P11" draw:layer="layout" svg:width="6.445cm" svg:height="1.568cm" svg:x="5.944cm" svg:y="8.845cm">
          <text:p text:style-name="P10"><text:span text:style-name="T2">Layer is activate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954.08004964319 -2601.91204588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3" draw:style-name="dp1" draw:master-page-name="Default">
        <draw:custom-shape draw:style-name="gr9" draw:text-style-name="P3" draw:layer="layout" svg:width="17.526cm" svg:height="6.029cm" svg:x="1.762cm" svg:y="5.934cm">
          <text:p text:style-name="P1"><text:span text:style-name="T1">class</text:span> SmartPhone {</text:p>
          <text:p text:style-name="P1"><text:s text:c="2"/><text:span text:style-name="T1">private</text:span> Layer layer;</text:p>
          <text:p text:style-name="P1"><text:s text:c="2"/><text:span text:style-name="T1">private</text:span> ClientRepository clientRepository;</text:p>
          <text:p text:style-name="P1"><text:s text:c="2"/><text:span text:style-name="T1">public</text:span> SmartPhone(ClientRepository clientRepository, Layer layer) {</text:p>
          <text:p text:style-name="P1"><text:s text:c="4"/>clientRepository = clientRepository;</text:p>
          <text:p text:style-name="P1"><text:s text:c="4"/>layer = layer;</text:p>
          <text:p text:style-name="P1"><text:s text:c="2"/>}</text:p>
          <text:p text:style-name="P1"><text:s text:c="2"/></text:p>
          <text:p text:style-name="P1"><text:s text:c="2"/><text:span text:style-name="T1">private</text:span> Client getClient(int id) {</text:p>
          <text:p text:style-name="P1"><text:s text:c="4"/>clientRepository.setWithLayer(layer);</text:p>
          <text:p text:style-name="P1"><text:s text:c="4"/><text:span text:style-name="T1">return</text:span> clientRepository.get(id); <text:s text:c="5"/></text:p>
          <text:p text:style-name="P1"><text:s text:c="2"/>}</text:p>
          <text:p text:style-name="P2"/>
          <text:p text:style-name="P1">} <text:s/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8.316cm" svg:height="3.099cm" svg:x="10.792cm" svg:y="8.166cm">
          <text:p text:style-name="P4"><text:span text:style-name="T2">Layer is only activated </text:span></text:p>
          <text:p text:style-name="P4"><text:span text:style-name="T2">in the ClientRepository, does </text:span></text:p>
          <text:p text:style-name="P4"><text:span text:style-name="T2">not affect other instance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358.15798965973 12109.93548387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51cm" svg:stroke-color="#000000" draw:marker-start-width="0.279cm" draw:marker-start-center="false" draw:marker-end-width="0.27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4T17:39:49.782384531</meta:creation-date>
    <dc:date>2017-09-24T18:09:47.218284784</dc:date>
    <meta:editing-duration>PT19M44S</meta:editing-duration>
    <meta:editing-cycles>6</meta:editing-cycles>
    <meta:generator>LibreOffice/5.1.6.2$Linux_X86_64 LibreOffice_project/10m0$Build-2</meta:generator>
    <meta:document-statistic meta:object-count="11"/>
  </office:meta>
</office:document-meta>
</file>